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s" table:style-name="ta1">
        <table:shapes>
          <draw:frame draw:z-index="0" draw:style-name="gr1" draw:text-style-name="P1" svg:width="332.35mm" svg:height="206.95mm" svg:x="391.71mm" svg:y="0mm">
            <loext:p draw:notify-on-update-of-ranges="averages.A1:averages.A1 averages.B1:averages.K1 averages.A2:averages.A2 averages.B2:averages.K2 averages.A3:averages.A3 averages.B3:averages.K3 averages.A4:averages.A4 averages.B4:averages.K4 averages.A5:averages.A5 averages.B5:averages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 items</text:p>
          </table:table-cell>
          <table:table-cell office:value-type="string" calcext:value-type="string">
            <text:p>100 items</text:p>
          </table:table-cell>
          <table:table-cell office:value-type="string" calcext:value-type="string">
            <text:p>200 items</text:p>
          </table:table-cell>
          <table:table-cell office:value-type="string" calcext:value-type="string">
            <text:p>300 items</text:p>
          </table:table-cell>
          <table:table-cell office:value-type="string" calcext:value-type="string">
            <text:p>400 items</text:p>
          </table:table-cell>
          <table:table-cell office:value-type="string" calcext:value-type="string">
            <text:p>500 items</text:p>
          </table:table-cell>
          <table:table-cell office:value-type="string" calcext:value-type="string">
            <text:p>600 items</text:p>
          </table:table-cell>
          <table:table-cell office:value-type="string" calcext:value-type="string">
            <text:p>700 items</text:p>
          </table:table-cell>
          <table:table-cell office:value-type="string" calcext:value-type="string">
            <text:p>800 items</text:p>
          </table:table-cell>
          <table:table-cell office:value-type="string" calcext:value-type="string">
            <text:p>900 items</text:p>
          </table:table-cell>
          <table:table-cell office:value-type="string" calcext:value-type="string">
            <text:p>1000 item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0239696290493011" calcext:value-type="float">
            <text:p>0.023969629</text:p>
          </table:table-cell>
          <table:table-cell office:value-type="float" office:value="0.0206523821353912" calcext:value-type="float">
            <text:p>0.0206523821</text:p>
          </table:table-cell>
          <table:table-cell office:value-type="float" office:value="0.0447605617046356" calcext:value-type="float">
            <text:p>0.0447605617</text:p>
          </table:table-cell>
          <table:table-cell office:value-type="float" office:value="0.0801685614585877" calcext:value-type="float">
            <text:p>0.0801685615</text:p>
          </table:table-cell>
          <table:table-cell office:value-type="float" office:value="0.128124622344971" calcext:value-type="float">
            <text:p>0.1281246223</text:p>
          </table:table-cell>
          <table:table-cell office:value-type="float" office:value="0.188257009506226" calcext:value-type="float">
            <text:p>0.1882570095</text:p>
          </table:table-cell>
          <table:table-cell office:value-type="float" office:value="0.261394842147827" calcext:value-type="float">
            <text:p>0.2613948421</text:p>
          </table:table-cell>
          <table:table-cell office:value-type="float" office:value="0.346193052768707" calcext:value-type="float">
            <text:p>0.3461930528</text:p>
          </table:table-cell>
          <table:table-cell office:value-type="float" office:value="0.442587059497833" calcext:value-type="float">
            <text:p>0.4425870595</text:p>
          </table:table-cell>
          <table:table-cell office:value-type="float" office:value="0.546456255197525" calcext:value-type="float">
            <text:p>0.5464562552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0509160995483398" calcext:value-type="float">
            <text:p>0.000509161</text:p>
          </table:table-cell>
          <table:table-cell office:value-type="float" office:value="0.00101154112815857" calcext:value-type="float">
            <text:p>0.0010115411</text:p>
          </table:table-cell>
          <table:table-cell office:value-type="float" office:value="0.00155578017234802" calcext:value-type="float">
            <text:p>0.0015557802</text:p>
          </table:table-cell>
          <table:table-cell office:value-type="float" office:value="0.00210894370079041" calcext:value-type="float">
            <text:p>0.0021089437</text:p>
          </table:table-cell>
          <table:table-cell office:value-type="float" office:value="0.00270410561561585" calcext:value-type="float">
            <text:p>0.0027041056</text:p>
          </table:table-cell>
          <table:table-cell office:value-type="float" office:value="0.00325567817687988" calcext:value-type="float">
            <text:p>0.0032556782</text:p>
          </table:table-cell>
          <table:table-cell office:value-type="float" office:value="0.00383934378623962" calcext:value-type="float">
            <text:p>0.0038393438</text:p>
          </table:table-cell>
          <table:table-cell office:value-type="float" office:value="0.00441650772094727" calcext:value-type="float">
            <text:p>0.0044165077</text:p>
          </table:table-cell>
          <table:table-cell office:value-type="float" office:value="0.00517925357818604" calcext:value-type="float">
            <text:p>0.0051792536</text:p>
          </table:table-cell>
          <table:table-cell office:value-type="float" office:value="0.00564173316955566" calcext:value-type="float">
            <text:p>0.005641733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00386141061782837" calcext:value-type="float">
            <text:p>0.0003861411</text:p>
          </table:table-cell>
          <table:table-cell office:value-type="float" office:value="0.000176025152206421" calcext:value-type="float">
            <text:p>0.0001760252</text:p>
          </table:table-cell>
          <table:table-cell office:value-type="float" office:value="0.000227480173110962" calcext:value-type="float">
            <text:p>0.0002274802</text:p>
          </table:table-cell>
          <table:table-cell office:value-type="float" office:value="0.000303797245025635" calcext:value-type="float">
            <text:p>0.0003037972</text:p>
          </table:table-cell>
          <table:table-cell office:value-type="float" office:value="0.00041561484336853" calcext:value-type="float">
            <text:p>0.0004156148</text:p>
          </table:table-cell>
          <table:table-cell office:value-type="float" office:value="0.000532203435897827" calcext:value-type="float">
            <text:p>0.0005322034</text:p>
          </table:table-cell>
          <table:table-cell office:value-type="float" office:value="0.000667492628097534" calcext:value-type="float">
            <text:p>0.0006674926</text:p>
          </table:table-cell>
          <table:table-cell office:value-type="float" office:value="0.000820108413696289" calcext:value-type="float">
            <text:p>0.0008201084</text:p>
          </table:table-cell>
          <table:table-cell office:value-type="float" office:value="0.000938788890838623" calcext:value-type="float">
            <text:p>0.0009387889</text:p>
          </table:table-cell>
          <table:table-cell office:value-type="float" office:value="0.00104747915267944" calcext:value-type="float">
            <text:p>0.001047479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.0000199692249298096" calcext:value-type="float">
            <text:p>1.99692249298096E-05</text:p>
          </table:table-cell>
          <table:table-cell office:value-type="float" office:value="0.0000353913307189941" calcext:value-type="float">
            <text:p>3.53913307189941E-05</text:p>
          </table:table-cell>
          <table:table-cell office:value-type="float" office:value="0.0000567581653594971" calcext:value-type="float">
            <text:p>5.67581653594971E-05</text:p>
          </table:table-cell>
          <table:table-cell office:value-type="float" office:value="0.0000787270069122314" calcext:value-type="float">
            <text:p>0.000078727</text:p>
          </table:table-cell>
          <table:table-cell office:value-type="float" office:value="0.000114461660385132" calcext:value-type="float">
            <text:p>0.0001144617</text:p>
          </table:table-cell>
          <table:table-cell office:value-type="float" office:value="0.000141897439956665" calcext:value-type="float">
            <text:p>0.0001418974</text:p>
          </table:table-cell>
          <table:table-cell office:value-type="float" office:value="0.00019895601272583" calcext:value-type="float">
            <text:p>0.000198956</text:p>
          </table:table-cell>
          <table:table-cell office:value-type="float" office:value="0.00025092339515686" calcext:value-type="float">
            <text:p>0.0002509234</text:p>
          </table:table-cell>
          <table:table-cell office:value-type="float" office:value="0.000270358324050903" calcext:value-type="float">
            <text:p>0.0002703583</text:p>
          </table:table-cell>
          <table:table-cell office:value-type="float" office:value="0.000298846960067749" calcext:value-type="float">
            <text:p>0.00029884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Bubble Sort STD</text:p>
          </table:table-cell>
          <table:table-cell office:value-type="float" office:value="0.0840837929821994" calcext:value-type="float">
            <text:p>0.084083793</text:p>
          </table:table-cell>
          <table:table-cell office:value-type="float" office:value="0.00201221291734774" calcext:value-type="float">
            <text:p>0.0020122129</text:p>
          </table:table-cell>
          <table:table-cell office:value-type="float" office:value="0.0018603930131984" calcext:value-type="float">
            <text:p>0.001860393</text:p>
          </table:table-cell>
          <table:table-cell office:value-type="float" office:value="0.00377381982177804" calcext:value-type="float">
            <text:p>0.0037738198</text:p>
          </table:table-cell>
          <table:table-cell office:value-type="float" office:value="0.00552026386779856" calcext:value-type="float">
            <text:p>0.0055202639</text:p>
          </table:table-cell>
          <table:table-cell office:value-type="float" office:value="0.0086712624384069" calcext:value-type="float">
            <text:p>0.0086712624</text:p>
          </table:table-cell>
          <table:table-cell office:value-type="float" office:value="0.0118875277925112" calcext:value-type="float">
            <text:p>0.0118875278</text:p>
          </table:table-cell>
          <table:table-cell office:value-type="float" office:value="0.0229217863054833" calcext:value-type="float">
            <text:p>0.0229217863</text:p>
          </table:table-cell>
          <table:table-cell office:value-type="float" office:value="0.0376026659007348" calcext:value-type="float">
            <text:p>0.0376026659</text:p>
          </table:table-cell>
          <table:table-cell office:value-type="float" office:value="0.0322410006029029" calcext:value-type="float">
            <text:p>0.0322410006</text:p>
          </table:table-cell>
        </table:table-row>
        <table:table-row table:style-name="ro1">
          <table:table-cell office:value-type="string" calcext:value-type="string">
            <text:p>Merge Sort STD</text:p>
          </table:table-cell>
          <table:table-cell office:value-type="float" office:value="0.000198387671058613" calcext:value-type="float">
            <text:p>0.0001983877</text:p>
          </table:table-cell>
          <table:table-cell office:value-type="float" office:value="0.0000248545868204393" calcext:value-type="float">
            <text:p>2.48545868204393E-05</text:p>
          </table:table-cell>
          <table:table-cell office:value-type="float" office:value="0.0000526422039582864" calcext:value-type="float">
            <text:p>5.26422039582864E-05</text:p>
          </table:table-cell>
          <table:table-cell office:value-type="float" office:value="0.000047028549962387" calcext:value-type="float">
            <text:p>4.7028549962387E-05</text:p>
          </table:table-cell>
          <table:table-cell office:value-type="float" office:value="0.000166201939272424" calcext:value-type="float">
            <text:p>0.0001662019</text:p>
          </table:table-cell>
          <table:table-cell office:value-type="float" office:value="0.000154162115033089" calcext:value-type="float">
            <text:p>0.0001541621</text:p>
          </table:table-cell>
          <table:table-cell office:value-type="float" office:value="0.00015845920565593" calcext:value-type="float">
            <text:p>0.0001584592</text:p>
          </table:table-cell>
          <table:table-cell office:value-type="float" office:value="0.000106625416903448" calcext:value-type="float">
            <text:p>0.0001066254</text:p>
          </table:table-cell>
          <table:table-cell office:value-type="float" office:value="0.00222760380130031" calcext:value-type="float">
            <text:p>0.0022276038</text:p>
          </table:table-cell>
          <table:table-cell office:value-type="float" office:value="0.000334225029824934" calcext:value-type="float">
            <text:p>0.000334225</text:p>
          </table:table-cell>
        </table:table-row>
        <table:table-row table:style-name="ro1">
          <table:table-cell office:value-type="string" calcext:value-type="string">
            <text:p>Insertion Sort STD</text:p>
          </table:table-cell>
          <table:table-cell office:value-type="float" office:value="0.00145895389361219" calcext:value-type="float">
            <text:p>0.0014589539</text:p>
          </table:table-cell>
          <table:table-cell office:value-type="float" office:value="0.000311133456965898" calcext:value-type="float">
            <text:p>0.0003111335</text:p>
          </table:table-cell>
          <table:table-cell office:value-type="float" office:value="0.000168126772110595" calcext:value-type="float">
            <text:p>0.0001681268</text:p>
          </table:table-cell>
          <table:table-cell office:value-type="float" office:value="0.000190816067229464" calcext:value-type="float">
            <text:p>0.0001908161</text:p>
          </table:table-cell>
          <table:table-cell office:value-type="float" office:value="0.000233302007870487" calcext:value-type="float">
            <text:p>0.000233302</text:p>
          </table:table-cell>
          <table:table-cell office:value-type="float" office:value="0.000270923738331202" calcext:value-type="float">
            <text:p>0.0002709237</text:p>
          </table:table-cell>
          <table:table-cell office:value-type="float" office:value="0.000365553363629152" calcext:value-type="float">
            <text:p>0.0003655534</text:p>
          </table:table-cell>
          <table:table-cell office:value-type="float" office:value="0.000464644733858624" calcext:value-type="float">
            <text:p>0.0004646447</text:p>
          </table:table-cell>
          <table:table-cell office:value-type="float" office:value="0.00045377782715615" calcext:value-type="float">
            <text:p>0.0004537778</text:p>
          </table:table-cell>
          <table:table-cell office:value-type="float" office:value="0.00060000029080585" calcext:value-type="float">
            <text:p>0.0006000003</text:p>
          </table:table-cell>
        </table:table-row>
        <table:table-row table:style-name="ro1">
          <table:table-cell office:value-type="string" calcext:value-type="string">
            <text:p>Quick Sort STD</text:p>
          </table:table-cell>
          <table:table-cell office:value-type="float" office:value="0.0000682134212833223" calcext:value-type="float">
            <text:p>6.82134212833223E-05</text:p>
          </table:table-cell>
          <table:table-cell office:value-type="float" office:value="0.000046321006020038" calcext:value-type="float">
            <text:p>0.000046321</text:p>
          </table:table-cell>
          <table:table-cell office:value-type="float" office:value="0.0000521332256533467" calcext:value-type="float">
            <text:p>5.21332256533467E-05</text:p>
          </table:table-cell>
          <table:table-cell office:value-type="float" office:value="0.0000286266249875273" calcext:value-type="float">
            <text:p>2.86266249875273E-05</text:p>
          </table:table-cell>
          <table:table-cell office:value-type="float" office:value="0.000133547504918086" calcext:value-type="float">
            <text:p>0.0001335475</text:p>
          </table:table-cell>
          <table:table-cell office:value-type="float" office:value="0.0000672774973720256" calcext:value-type="float">
            <text:p>6.72774973720256E-05</text:p>
          </table:table-cell>
          <table:table-cell office:value-type="float" office:value="0.000212136129275306" calcext:value-type="float">
            <text:p>0.0002121361</text:p>
          </table:table-cell>
          <table:table-cell office:value-type="float" office:value="0.000265762083349821" calcext:value-type="float">
            <text:p>0.0002657621</text:p>
          </table:table-cell>
          <table:table-cell office:value-type="float" office:value="0.000216487738468866" calcext:value-type="float">
            <text:p>0.0002164877</text:p>
          </table:table-cell>
          <table:table-cell office:value-type="float" office:value="0.000186059328280113" calcext:value-type="float">
            <text:p>0.0001860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2T20:52:10.865879972</dc:date>
    <meta:editing-duration>PT9M47S</meta:editing-duration>
    <meta:editing-cycles>1</meta:editing-cycles>
    <meta:document-statistic meta:table-count="1" meta:cell-count="99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236cm" svg:height="20.696cm" xlink:href=".." xlink:type="simple" chart:class="chart:bar" chart:style-name="ch1">
        <chart:legend chart:legend-position="end" svg:x="30.294cm" svg:y="9.318cm" style:legend-expansion="high" chart:style-name="ch2"/>
        <chart:plot-area chart:style-name="ch3" table:cell-range-address="averages.A1:averages.K5" chart:data-source-has-labels="both" svg:x="1.658cm" svg:y="0.413cm" svg:width="27.972cm" svg:height="18.906cm">
          <chartooo:coordinate-region svg:x="3.285cm" svg:y="0.608cm" svg:width="26.345cm" svg:height="18.072cm"/>
          <chart:axis chart:dimension="x" chart:name="primary-x" chart:style-name="ch4" chartooo:axis-type="auto">
            <chartooo:date-scale/>
            <chart:title svg:x="14.387cm" svg:y="19.733cm" chart:style-name="ch5">
              <text:p>number of items</text:p>
            </chart:title>
            <chart:categories table:cell-range-address="averages.B1:averages.K1"/>
          </chart:axis>
          <chart:axis chart:dimension="y" chart:name="primary-y" chart:style-name="ch6">
            <chart:title svg:x="0.451cm" svg:y="10.241cm" chart:style-name="ch7">
              <text:p>time</text:p>
            </chart:title>
            <chart:grid chart:style-name="ch8" chart:class="major"/>
          </chart:axis>
          <chart:series chart:style-name="ch9" chart:values-cell-range-address="averages.B2:averages.K2" chart:label-cell-address="averages.A2:averages.A2" chart:class="chart:bar">
            <chart:data-point chart:repeated="10"/>
          </chart:series>
          <chart:series chart:style-name="ch10" chart:values-cell-range-address="averages.B3:averages.K3" chart:label-cell-address="averages.A3:averages.A3" chart:class="chart:bar">
            <chart:data-point chart:repeated="10"/>
          </chart:series>
          <chart:series chart:style-name="ch11" chart:values-cell-range-address="averages.B4:averages.K4" chart:label-cell-address="averages.A4:averages.A4" chart:class="chart:bar">
            <chart:data-point chart:repeated="10"/>
          </chart:series>
          <chart:series chart:style-name="ch12" chart:values-cell-range-address="averages.B5:averages.K5" chart:label-cell-address="averages.A5:averages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items</text:p>
                <draw:g>
                  <svg:desc>averages.B1:averages.K1</svg:desc>
                </draw:g>
              </table:table-cell>
              <table:table-cell office:value-type="string">
                <text:p>200 items</text:p>
              </table:table-cell>
              <table:table-cell office:value-type="string">
                <text:p>300 items</text:p>
              </table:table-cell>
              <table:table-cell office:value-type="string">
                <text:p>400 items</text:p>
              </table:table-cell>
              <table:table-cell office:value-type="string">
                <text:p>500 items</text:p>
              </table:table-cell>
              <table:table-cell office:value-type="string">
                <text:p>600 items</text:p>
              </table:table-cell>
              <table:table-cell office:value-type="string">
                <text:p>700 items</text:p>
              </table:table-cell>
              <table:table-cell office:value-type="string">
                <text:p>800 items</text:p>
              </table:table-cell>
              <table:table-cell office:value-type="string">
                <text:p>900 items</text:p>
              </table:table-cell>
              <table:table-cell office:value-type="string">
                <text:p>1000 items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  <draw:g>
                  <svg:desc>averages.A2:averages.A2</svg:desc>
                </draw:g>
              </table:table-cell>
              <table:table-cell office:value-type="float" office:value="0.0239696290493011">
                <text:p>0.0239696290493011</text:p>
                <draw:g>
                  <svg:desc>averages.B2:averages.K2</svg:desc>
                </draw:g>
              </table:table-cell>
              <table:table-cell office:value-type="float" office:value="0.0206523821353912">
                <text:p>0.0206523821353912</text:p>
              </table:table-cell>
              <table:table-cell office:value-type="float" office:value="0.0447605617046356">
                <text:p>0.0447605617046356</text:p>
              </table:table-cell>
              <table:table-cell office:value-type="float" office:value="0.0801685614585877">
                <text:p>0.0801685614585877</text:p>
              </table:table-cell>
              <table:table-cell office:value-type="float" office:value="0.128124622344971">
                <text:p>0.128124622344971</text:p>
              </table:table-cell>
              <table:table-cell office:value-type="float" office:value="0.188257009506226">
                <text:p>0.188257009506226</text:p>
              </table:table-cell>
              <table:table-cell office:value-type="float" office:value="0.261394842147827">
                <text:p>0.261394842147827</text:p>
              </table:table-cell>
              <table:table-cell office:value-type="float" office:value="0.346193052768707">
                <text:p>0.346193052768707</text:p>
              </table:table-cell>
              <table:table-cell office:value-type="float" office:value="0.442587059497833">
                <text:p>0.442587059497833</text:p>
              </table:table-cell>
              <table:table-cell office:value-type="float" office:value="0.546456255197525">
                <text:p>0.546456255197525</text:p>
              </table:table-cell>
            </table:table-row>
            <table:table-row>
              <table:table-cell office:value-type="string">
                <text:p>Merge Sort</text:p>
                <draw:g>
                  <svg:desc>averages.A3:averages.A3</svg:desc>
                </draw:g>
              </table:table-cell>
              <table:table-cell office:value-type="float" office:value="0.000509160995483398">
                <text:p>0.000509160995483398</text:p>
                <draw:g>
                  <svg:desc>averages.B3:averages.K3</svg:desc>
                </draw:g>
              </table:table-cell>
              <table:table-cell office:value-type="float" office:value="0.00101154112815857">
                <text:p>0.00101154112815857</text:p>
              </table:table-cell>
              <table:table-cell office:value-type="float" office:value="0.00155578017234802">
                <text:p>0.00155578017234802</text:p>
              </table:table-cell>
              <table:table-cell office:value-type="float" office:value="0.00210894370079041">
                <text:p>0.00210894370079041</text:p>
              </table:table-cell>
              <table:table-cell office:value-type="float" office:value="0.00270410561561585">
                <text:p>0.00270410561561585</text:p>
              </table:table-cell>
              <table:table-cell office:value-type="float" office:value="0.00325567817687988">
                <text:p>0.00325567817687988</text:p>
              </table:table-cell>
              <table:table-cell office:value-type="float" office:value="0.00383934378623962">
                <text:p>0.00383934378623962</text:p>
              </table:table-cell>
              <table:table-cell office:value-type="float" office:value="0.00441650772094727">
                <text:p>0.00441650772094727</text:p>
              </table:table-cell>
              <table:table-cell office:value-type="float" office:value="0.00517925357818604">
                <text:p>0.00517925357818604</text:p>
              </table:table-cell>
              <table:table-cell office:value-type="float" office:value="0.00564173316955566">
                <text:p>0.00564173316955566</text:p>
              </table:table-cell>
            </table:table-row>
            <table:table-row>
              <table:table-cell office:value-type="string">
                <text:p>Insertion Sort</text:p>
                <draw:g>
                  <svg:desc>averages.A4:averages.A4</svg:desc>
                </draw:g>
              </table:table-cell>
              <table:table-cell office:value-type="float" office:value="0.000386141061782837">
                <text:p>0.000386141061782837</text:p>
                <draw:g>
                  <svg:desc>averages.B4:averages.K4</svg:desc>
                </draw:g>
              </table:table-cell>
              <table:table-cell office:value-type="float" office:value="0.000176025152206421">
                <text:p>0.000176025152206421</text:p>
              </table:table-cell>
              <table:table-cell office:value-type="float" office:value="0.000227480173110962">
                <text:p>0.000227480173110962</text:p>
              </table:table-cell>
              <table:table-cell office:value-type="float" office:value="0.000303797245025635">
                <text:p>0.000303797245025635</text:p>
              </table:table-cell>
              <table:table-cell office:value-type="float" office:value="0.00041561484336853">
                <text:p>0.00041561484336853</text:p>
              </table:table-cell>
              <table:table-cell office:value-type="float" office:value="0.000532203435897827">
                <text:p>0.000532203435897827</text:p>
              </table:table-cell>
              <table:table-cell office:value-type="float" office:value="0.000667492628097534">
                <text:p>0.000667492628097534</text:p>
              </table:table-cell>
              <table:table-cell office:value-type="float" office:value="0.000820108413696289">
                <text:p>0.000820108413696289</text:p>
              </table:table-cell>
              <table:table-cell office:value-type="float" office:value="0.000938788890838623">
                <text:p>0.000938788890838623</text:p>
              </table:table-cell>
              <table:table-cell office:value-type="float" office:value="0.00104747915267944">
                <text:p>0.00104747915267944</text:p>
              </table:table-cell>
            </table:table-row>
            <table:table-row>
              <table:table-cell office:value-type="string">
                <text:p>Quick Sort</text:p>
                <draw:g>
                  <svg:desc>averages.A5:averages.A5</svg:desc>
                </draw:g>
              </table:table-cell>
              <table:table-cell office:value-type="float" office:value="0.0000199692249298096">
                <text:p>0.0000199692249298096</text:p>
                <draw:g>
                  <svg:desc>averages.B5:averages.K5</svg:desc>
                </draw:g>
              </table:table-cell>
              <table:table-cell office:value-type="float" office:value="0.0000353913307189941">
                <text:p>0.0000353913307189941</text:p>
              </table:table-cell>
              <table:table-cell office:value-type="float" office:value="0.0000567581653594971">
                <text:p>0.0000567581653594971</text:p>
              </table:table-cell>
              <table:table-cell office:value-type="float" office:value="0.0000787270069122314">
                <text:p>0.0000787270069122314</text:p>
              </table:table-cell>
              <table:table-cell office:value-type="float" office:value="0.000114461660385132">
                <text:p>0.000114461660385132</text:p>
              </table:table-cell>
              <table:table-cell office:value-type="float" office:value="0.000141897439956665">
                <text:p>0.000141897439956665</text:p>
              </table:table-cell>
              <table:table-cell office:value-type="float" office:value="0.00019895601272583">
                <text:p>0.00019895601272583</text:p>
              </table:table-cell>
              <table:table-cell office:value-type="float" office:value="0.00025092339515686">
                <text:p>0.00025092339515686</text:p>
              </table:table-cell>
              <table:table-cell office:value-type="float" office:value="0.000270358324050903">
                <text:p>0.000270358324050903</text:p>
              </table:table-cell>
              <table:table-cell office:value-type="float" office:value="0.000298846960067749">
                <text:p>0.000298846960067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